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Última Entrega</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number-rows-repeated="1048522">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6" table:number-columns-repeated="16378" table:default-cell-style-name="ce38"/>
        <table:table-row table:style-name="ro44">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8.06666666666666" calcext:value-type="float">
            <text:p>8,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4">
          <table:table-cell table:style-name="ce65" office:value-type="string" calcext:value-type="string">
            <text:p>Requisito</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99];&quot;[^0-9]&quot;;&quot;&quot;;&quot;g&quot;))" office:value-type="float" office:value="17" calcext:value-type="float">
            <text:p>17</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style-name="ce66" table:formula="of:=VALUE(ORG.LIBREOFFICE.REGEX([Requisitos.A207];&quot;[^0-9]&quot;;&quot;&quot;;&quot;g&quot;))" office:value-type="string" office:string-value="" calcext:value-type="error">
            <text:p>Err:502</text:p>
          </table:table-cell>
          <table:table-cell office:value-type="float" office:value="22" calcext:value-type="float">
            <text:p>22</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number-columns-repeated="16373"/>
        </table:table-row>
        <table:table-row table:style-name="ro44">
          <table:table-cell table:style-name="ce66" office:value-type="string" calcext:value-type="string">
            <text:p>IED Planificado</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99];&quot;[^0-9]&quot;;&quot;&quot;;&quot;g&quot;))" office:value-type="string" office:string-value="" calcext:value-type="error">
            <text:p>Err:50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style-name="ce67" table:formula="of:=VALUE(ORG.LIBREOFFICE.REGEX([Requisitos.B207];&quot;[^0-9]&quot;;&quot;&quot;;&quot;g&quot;))" office:value-type="string" office:string-value="" calcext:value-type="error">
            <text:p>Err:50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8]+[$Tareas.C46]+[$Tareas.C49]+[$Tareas.C52]+[$Tareas.C45]" office:value-type="float" office:value="3.33333333333333" calcext:value-type="float">
            <text:p>3,33</text:p>
          </table:table-cell>
          <table:table-cell table:style-name="ce68" table:formula="of:=[$Tareas.C47]+[$Tareas.C41]+[$Tareas.C53]+[$Tareas.C54]" office:value-type="float" office:value="3.5" calcext:value-type="float">
            <text:p>3,50</text:p>
          </table:table-cell>
          <table:table-cell table:style-name="ce68" table:formula="of:=[$Tareas.C42]+[$Tareas.C43]" office:value-type="float" office:value="2.5" calcext:value-type="float">
            <text:p>2,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8]+[$Tareas.D46]+[$Tareas.D49]+[$Tareas.D52]+[$Tareas.D45]" office:value-type="float" office:value="2.73333333333333" calcext:value-type="float">
            <text:p>2,73</text:p>
          </table:table-cell>
          <table:table-cell table:style-name="ce68" table:formula="of:=[$Tareas.D47]+[$Tareas.D41]+[$Tareas.D53]+[$Tareas.D54]" office:value-type="float" office:value="4.9" calcext:value-type="float">
            <text:p>4,90</text:p>
          </table:table-cell>
          <table:table-cell table:style-name="ce69" table:formula="of:=[$Tareas.D42]+[$Tareas.D43]" office:value-type="float" office:value="4.83333333333333" calcext:value-type="float">
            <text:p>4,83</text:p>
          </table:table-cell>
          <table:table-cell table:number-columns-repeated="16378"/>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05T19:57:25.796917909</dc:date>
    <meta:editing-cycles>69</meta:editing-cycles>
    <meta:editing-duration>PT22H41M30S</meta:editing-duration>
    <meta:document-statistic meta:table-count="3" meta:cell-count="539" meta:object-count="0"/>
  </office:meta>
</office:document-meta>
</file>